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o1" style:family="table-column">
      <style:table-column-properties fo:break-before="auto" style:column-width="0.5159375cm"/>
    </style:style>
    <style:style style:name="co2" style:family="table-column">
      <style:table-column-properties fo:break-before="auto" style:column-width="0.5953125cm" style:use-optimal-column-width="true"/>
    </style:style>
    <style:style style:name="co3" style:family="table-column">
      <style:table-column-properties fo:break-before="auto" style:column-width="0.555625cm" style:use-optimal-column-width="true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1">
      <style:map style:condition="of:cell-content()=1" style:apply-style-name="cf4"/>
    </style:style>
    <style:style style:name="ce5" style:family="table-cell" style:parent-style-name="Default" style:data-style-name="N1">
      <style:map style:condition="of:cell-content()=1" style:apply-style-name="cf5"/>
    </style:style>
    <style:style style:name="ce6" style:family="table-cell" style:parent-style-name="Default" style:data-style-name="N1">
      <style:map style:condition="of:cell-content()=1" style:apply-style-name="cf5"/>
      <style:map style:condition="of:cell-content()=1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j-matrix" table:style-name="ta1">
        <table:table-column table:style-name="co1" table:number-columns-repeated="2" table:default-cell-style-name="ce2"/>
        <table:table-column table:style-name="co1" table:number-columns-repeated="28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52" table:default-cell-style-name="ce3"/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CB</text:p>
          </table:table-cell>
          <table:table-cell table:number-columns-repeated="16352" table:style-name="ce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2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BA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6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B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6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4" style:family="table-cell">
      <style:table-cell-properties fo:background-color="#FFC7CE"/>
      <style:text-properties fo:color="#9C0006" style:font-family-generic="swiss"/>
    </style:style>
    <style:style style:name="cf5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Alessio Sacco</meta:initial-creator>
    <dc:creator>Alessio Sacco</dc:creator>
    <meta:creation-date>2018-05-06T08:57:40Z</meta:creation-date>
    <dc:date>2018-05-18T13:31:19Z</dc:date>
  </office:meta>
</office:document-meta>
</file>